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eLengthTag.setMinimum( String minim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LengthTag.setMaximum( String maxim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Length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LengthTag.createValid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ateLengthTag.doStartTag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